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1.961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100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Anfangstemperatur [°C]</text:p>
          </table:table-cell>
          <table:table-cell office:value-type="string" calcext:value-type="string">
            <text:p>Endtemperatur [°C]</text:p>
          </table:table-cell>
          <table:table-cell office:value-type="string" calcext:value-type="string">
            <text:p>Fallzeit [s]</text:p>
          </table:table-cell>
          <table:table-cell office:value-type="string" calcext:value-type="string">
            <text:p>Kugel</text:p>
          </table:table-cell>
          <table:table-cell office:value-type="string" calcext:value-type="string">
            <text:p>Streck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Fehler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0.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table:number-columns-repeated="3"/>
          <table:table-cell table:style-name="ce3" office:value-type="string" calcext:value-type="string">
            <text:p>20.60</text:p>
          </table:table-cell>
          <table:table-cell office:value-type="string" calcext:value-type="string">
            <text:p>Anfangstemperat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.0</text:p>
          </table:table-cell>
          <table:table-cell office:value-type="float" office:value="11.3" calcext:value-type="float">
            <text:p>11.3</text:p>
          </table:table-cell>
          <table:table-cell office:value-type="float" office:value="61.1" calcext:value-type="float">
            <text:p>61.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table:formula="of:=120+16.4" office:value-type="float" office:value="136.4" calcext:value-type="float">
            <text:p>136.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2.9" calcext:value-type="float">
            <text:p>12.9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table:formula="of:=60+58" office:value-type="float" office:value="118" calcext:value-type="float">
            <text:p>118.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.0</text:p>
          </table:table-cell>
          <table:table-cell office:value-type="float" office:value="14.2" calcext:value-type="float">
            <text:p>14.2</text:p>
          </table:table-cell>
          <table:table-cell table:formula="of:=60+45.5" office:value-type="float" office:value="105.5" calcext:value-type="float">
            <text:p>105.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table:formula="of:=60+35.9" office:value-type="float" office:value="95.9" calcext:value-type="float">
            <text:p>95.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.0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1" calcext:value-type="float">
            <text:p>15.1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39" calcext:value-type="float">
            <text:p>39.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table:formula="of:=60+27.5" office:value-type="float" office:value="87.5" calcext:value-type="float">
            <text:p>87.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.0</text:p>
          </table:table-cell>
          <table:table-cell office:value-type="float" office:value="16.1" calcext:value-type="float">
            <text:p>16.1</text:p>
          </table:table-cell>
          <table:table-cell table:formula="of:=60+21" office:value-type="float" office:value="81" calcext:value-type="float">
            <text:p>81.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Sehr weit am Rand, Verstoppt, ca. 0.3 se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table:formula="of:=60+18.2" office:value-type="float" office:value="78.2" calcext:value-type="float">
            <text:p>78.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.8" calcext:value-type="float">
            <text:p>16.8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.0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table:formula="of:=60+12.4" office:value-type="float" office:value="72.4" calcext:value-type="float">
            <text:p>72.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3" calcext:value-type="float">
            <text:p>17.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table:formula="of:=60+10.4" office:value-type="float" office:value="70.4" calcext:value-type="float">
            <text:p>70.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Gegen Glas geklop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.0</text:p>
          </table:table-cell>
          <table:table-cell office:value-type="float" office:value="18.1" calcext:value-type="float">
            <text:p>18.1</text:p>
          </table:table-cell>
          <table:table-cell table:formula="of:=60+7" office:value-type="float" office:value="67" calcext:value-type="float">
            <text:p>67.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18" calcext:value-type="float">
            <text:p>18.0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3" calcext:value-type="float">
            <text:p>18.3</text:p>
          </table:table-cell>
          <table:table-cell office:value-type="float" office:value="18.4" calcext:value-type="float">
            <text:p>18.4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64.6" calcext:value-type="float">
            <text:p>64.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0000-00-00T00:00:03.355930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7:06:30.578559694</meta:creation-date>
    <dc:date>2014-05-16T17:56:53.203629431</dc:date>
    <meta:editing-duration>PT14M31S</meta:editing-duration>
    <meta:editing-cycles>8</meta:editing-cycles>
    <meta:generator>LibreOffice/4.1.3.2$Linux_X86_64 LibreOffice_project/410m0$Build-2</meta:generator>
    <meta:document-statistic meta:table-count="1" meta:cell-count="285" meta:object-count="0"/>
  </office:meta>
</office:document-meta>
</file>